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officeooo:rsid="000318fa" officeooo:paragraph-rsid="000318fa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officeooo:paragraph-rsid="0005b5d9"/>
    </style:style>
    <style:style style:name="P5" style:family="paragraph" style:parent-style-name="Standard">
      <style:text-properties style:font-name="Times new roman" fo:font-weight="normal" style:font-weight-asian="normal" style:font-weight-complex="normal"/>
    </style:style>
    <style:style style:name="P6" style:family="paragraph" style:parent-style-name="Standard">
      <style:text-properties style:font-name="Times new roman" fo:font-weight="normal" officeooo:paragraph-rsid="0003de8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b5d9" style:font-weight-asian="bold" style:font-weight-complex="bold"/>
    </style:style>
    <style:style style:name="T3" style:family="text">
      <style:text-properties officeooo:rsid="0005b5d9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5b5d9" style:font-weight-asian="normal" style:font-weight-complex="normal"/>
    </style:style>
    <style:style style:name="T6" style:family="text">
      <style:text-properties style:font-name="Times new roman" fo:font-weight="normal" style:font-weight-asian="normal" style:font-weight-complex="normal"/>
    </style:style>
    <style:style style:name="T7" style:family="text">
      <style:text-properties style:font-name="Times new roman" fo:font-weight="normal" officeooo:rsid="0005b5d9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dice in R Job1:</text:p>
      <text:p text:style-name="P2"/>
      <text:p text:style-name="P5">#Installa il package per utilizzare SQL</text:p>
      <text:p text:style-name="P5">install.packages("sqldf")</text:p>
      <text:p text:style-name="P5"/>
      <text:p text:style-name="P5">#Avvia la libreria SQLite</text:p>
      <text:p text:style-name="P5">library(sqldf)</text:p>
      <text:p text:style-name="P5"/>
      <text:p text:style-name="P5">#Legge file da directory</text:p>
      <text:p text:style-name="P5">file_contabilità &lt;- read.csv("/home/manuel/Scrivania/BigData/HW/Ordini.csv", header=FALSE)</text:p>
      <text:p text:style-name="P5"/>
      <text:p text:style-name="P5">#Rinomina le colonne del file Ordini.cvs</text:p>
      <text:p text:style-name="P5">names(file_contabilità) &lt;- c("Tipologia", "Data", "Prezzo")</text:p>
      <text:p text:style-name="P5"/>
      <text:p text:style-name="P5">#Avvia Query SQL</text:p>
      <text:p text:style-name="P5">risultato &lt;- sqldf("</text:p>
      <text:p text:style-name="P5">SELECT </text:p>
      <text:p text:style-name="P5">AVG(Prezzo) AS media_valore,</text:p>
      <text:p text:style-name="P5">SUBSTR(Data, 1, 4) AS Anno,</text:p>
      <text:p text:style-name="P5">SUBSTR(Data, 5, 2) AS Mese,</text:p>
      <text:p text:style-name="P5">COUNT(Data) AS Numero_di_Vendite</text:p>
      <text:p text:style-name="P5">FROM </text:p>
      <text:p text:style-name="P5">file_contabilità </text:p>
      <text:p text:style-name="P5">WHERE</text:p>
      <text:p text:style-name="P5">Tipologia = 'FATTURA' OR Tipologia = 'RICEVUTA'</text:p>
      <text:p text:style-name="P5">GROUP BY </text:p>
      <text:p text:style-name="P5">Anno, Mese</text:p>
      <text:p text:style-name="P5">ORDER BY</text:p>
      <text:p text:style-name="P5">Anno ASC, Mese ASC</text:p>
      <text:p text:style-name="P5">")</text:p>
      <text:p text:style-name="P5"/>
      <text:p text:style-name="P5">#Stampa Risultato</text:p>
      <text:p text:style-name="P5">print(risultato)</text:p>
      <text:p text:style-name="P5"/>
      <text:p text:style-name="P5"># Combina Anno e Mese per ottenere una rappresentazione nel formato "YYYY-MM"</text:p>
      <text:p text:style-name="P5">risultato$Periodo &lt;- paste(risultato$Anno, risultato$Mese, sep="-")</text:p>
      <text:p text:style-name="P5"/>
      <text:p text:style-name="P5"># Converte la colonna Anno in numerico</text:p>
      <text:p text:style-name="P5">risultato$Anno &lt;- as.numeric(risultato$Anno)</text:p>
      <text:p text:style-name="P5"/>
      <text:p text:style-name="P5"># Salva i risultati nel file job1.csv</text:p>
      <text:p text:style-name="P5">write.csv(risultato, file = "/home/manuel/Scrivania/BigData/HW/HW Mio/job1.csv", row.names = FALSE)</text:p>
      <text:p text:style-name="P5"/>
      <text:p text:style-name="P5"># Salva il grafico</text:p>
      <text:p text:style-name="P6">png(filename="/home/manuel/Scrivania/BigData/HW/HW Mio/job1grafico.png",width=1200, height=800)</text:p>
      <text:p text:style-name="P5"/>
      <text:p text:style-name="P5"># Crea un bar plot</text:p>
      <text:p text:style-name="P5">grafico = barplot(risultato$media_valore, </text:p>
      <text:p text:style-name="P5">names.arg=risultato$Periodo, </text:p>
      <text:p text:style-name="P5">main="Distribuzione Media Valori per Mese per Anno",</text:p>
      <text:p text:style-name="P5"><text:soft-page-break/>xlab="",</text:p>
      <text:p text:style-name="P5">ylab="Media Valore",</text:p>
      <text:p text:style-name="P5">col="lightblue",</text:p>
      <text:p text:style-name="P5">border="black",</text:p>
      <text:p text:style-name="P5">las=2)</text:p>
      <text:p text:style-name="P5"/>
      <text:p text:style-name="P5"># Determina dove inserire i divisori tra gli anni</text:p>
      <text:p text:style-name="P5">divisori = which(diff(risultato$Anno) == 1)</text:p>
      <text:p text:style-name="P5"/>
      <text:p text:style-name="P5"># Aggiungi i divisori al grafico</text:p>
      <text:p text:style-name="P5">abline(v=grafico[divisori+0.5], col="red", lwd=2)</text:p>
      <text:p text:style-name="P5"/>
      <text:p text:style-name="P5"># Aggiungi valori al grafico</text:p>
      <text:p text:style-name="P5">text(grafico, risultato$media_valore + 0.5, labels=round(risultato$media_valore, 0), pos=3, cex=0.8)</text:p>
      <text:p text:style-name="P5"/>
      <text:p text:style-name="P5"># Chiudi il dispositivo di output, salvando l'immagine</text:p>
      <text:p text:style-name="P5">dev.off()</text:p>
      <text:p text:style-name="P2"/>
      <text:p text:style-name="P2"/>
      <text:p text:style-name="P3">Con MapReduce:</text:p>
      <text:p text:style-name="P2"/>
      <text:p text:style-name="P5">function jobInputSplit(input_str){</text:p>
      <text:p text:style-name="P5"><text:s text:c="3"/>return input_str.split('\n').filter(function(ordine){</text:p>
      <text:p text:style-name="P4"><text:span text:style-name="T6"><text:s text:c="3"/>return </text:span><text:span text:style-name="T7">(</text:span><text:span text:style-name="T6">ordine.split(',')[0] === 'FATTURA' </text:span><text:span text:style-name="Source_20_Text"><text:span text:style-name="T6">|| ordine.split(',')[0] === 'RICEVUTA'</text:span></text:span><text:span text:style-name="Source_20_Text"><text:span text:style-name="T7">)</text:span></text:span><text:span text:style-name="Source_20_Text"><text:span text:style-name="T6">;</text:span></text:span></text:p>
      <text:p text:style-name="P5">});</text:p>
      <text:p text:style-name="P5">}</text:p>
      <text:p text:style-name="P5">function jobMap(V_In_Map){</text:p>
      <text:p text:style-name="P5"><text:s text:c="3"/>return V_In_Map.map(function(item){</text:p>
      <text:p text:style-name="P5"><text:s text:c="3"/>var vendita = item.split(',');</text:p>
      <text:p text:style-name="P5"><text:s text:c="3"/>return keyVal(vendita[1].substring(0, 6), vendita[2]);</text:p>
      <text:p text:style-name="P5">});</text:p>
      <text:p text:style-name="P5">}</text:p>
      <text:p text:style-name="P5"/>
      <text:p text:style-name="P5">function jobReduce(K_In_Reduce_V_In_Reduce){</text:p>
      <text:p text:style-name="P5"><text:s text:c="3"/>return K_In_Reduce_V_In_Reduce.map(function (items){</text:p>
      <text:p text:style-name="P5"><text:s text:c="3"/>var K_In_Reduce = items.split(S[0])[0];</text:p>
      <text:p text:style-name="P5"><text:s text:c="3"/>var V_In_Reduce = items.split(S[0])[1].split(S[1]);</text:p>
      <text:p text:style-name="P5"><text:s text:c="3"/>var Reduce = V_In_Reduce.reduce(function (accumulator, item)</text:p>
      <text:p text:style-name="P5">{</text:p>
      <text:p text:style-name="P5"><text:s text:c="3"/>return parseFloat(accumulator) + parseFloat(item);</text:p>
      <text:p text:style-name="P5">});</text:p>
      <text:p text:style-name="P5"><text:s text:c="3"/>return keyVal(K_In_Reduce,</text:p>
      <text:p text:style-name="P5"><text:s text:c="7"/>parseFloat(Reduce/V_In_Reduce.length).toFixed(2));</text:p>
      <text:p text:style-name="P5">});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6:53:36.740706141</meta:creation-date>
    <dc:date>2023-09-27T11:13:42.637762085</dc:date>
    <meta:editing-duration>PT54M9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76" meta:word-count="258" meta:character-count="2446" meta:non-whitespace-character-count="2218"/>
  </office:meta>
</office:document-meta>
</file>